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8778in" style:rel-column-width="1274*"/>
    </style:style>
    <style:style style:name="Tabla3.B" style:family="table-column">
      <style:table-column-properties style:column-width="0.9313in" style:rel-column-width="1351*"/>
    </style:style>
    <style:style style:name="Tabla3.C" style:family="table-column">
      <style:table-column-properties style:column-width="1.0028in" style:rel-column-width="1455*"/>
    </style:style>
    <style:style style:name="Tabla3.E" style:family="table-column">
      <style:table-column-properties style:column-width="0.8722in" style:rel-column-width="1266*"/>
    </style:style>
    <style:style style:name="Tabla3.F" style:family="table-column">
      <style:table-column-properties style:column-width="0.7556in" style:rel-column-width="1096*"/>
    </style:style>
    <style:style style:name="Tabla3.G" style:family="table-column">
      <style:table-column-properties style:column-width="7.6701in" style:rel-column-width="11129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5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2.5986in" table:align="right" style:writing-mode="lr-tb"/>
    </style:style>
    <style:style style:name="Tabla1.A" style:family="table-column">
      <style:table-column-properties style:column-width="1.3757in"/>
    </style:style>
    <style:style style:name="Tabla1.B" style:family="table-column">
      <style:table-column-properties style:column-width="1.2229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1" style:family="paragraph" style:parent-style-name="Standard">
      <style:text-properties style:font-name="Arial1"/>
    </style:style>
    <style:style style:name="P22" style:family="paragraph" style:parent-style-name="Standard">
      <style:text-properties style:font-name="Arial1" officeooo:rsid="013d5e37" officeooo:paragraph-rsid="013d5e37" fo:background-color="#ffbf00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Arial1" fo:font-size="10pt" fo:font-weight="bold" officeooo:rsid="023ab552" officeooo:paragraph-rsid="023ab552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Arial1" fo:font-size="10pt" fo:font-weight="bold" officeooo:rsid="023ab552" officeooo:paragraph-rsid="023be942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123516f" officeooo:paragraph-rsid="0123516f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3f5b59" officeooo:paragraph-rsid="023f5b59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12e639d" officeooo:paragraph-rsid="012e639d" style:font-size-asian="10pt" style:font-weight-asian="bold" style:font-size-complex="10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0208e5" officeooo:paragraph-rsid="020208e5" style:font-size-asian="10pt" style:font-weight-asian="bold" style:font-size-complex="10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3fcddf" officeooo:paragraph-rsid="020208e5" style:font-size-asian="10pt" style:font-weight-asian="bold" style:font-size-complex="10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4027bc" officeooo:paragraph-rsid="024027bc" style:font-size-asian="10pt" style:font-weight-asian="bold" style:font-size-complex="10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068ecb" officeooo:paragraph-rsid="02068ecb" style:font-size-asian="10pt" style:font-weight-asian="bold" style:font-size-complex="10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1d61645" officeooo:paragraph-rsid="01d61645" style:font-size-asian="10pt" style:font-weight-asian="bold" style:font-size-complex="10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1dfa5f9" officeooo:paragraph-rsid="01dfa5f9" style:font-size-asian="10pt" style:font-weight-asian="bold" style:font-size-complex="10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1dc93ee" officeooo:paragraph-rsid="01dc93ee" style:font-size-asian="10pt" style:font-weight-asian="bold" style:font-size-complex="10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45c861" officeooo:paragraph-rsid="0245c861" style:font-size-asian="10pt" style:font-weight-asian="bold" style:font-size-complex="10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43cf2f" officeooo:paragraph-rsid="0243cf2f" style:font-size-asian="10pt" style:font-weight-asian="bold" style:font-size-complex="10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473680" officeooo:paragraph-rsid="02473680" style:font-size-asian="10pt" style:font-weight-asian="bold" style:font-size-complex="10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169d205" officeooo:paragraph-rsid="0169d205" style:font-size-asian="10pt" style:font-weight-asian="bold" style:font-size-complex="10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4c1e50" officeooo:paragraph-rsid="024c1e50" style:font-size-asian="10pt" style:font-weight-asian="bold" style:font-size-complex="10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4d6fba" officeooo:paragraph-rsid="024d6fba" style:font-size-asian="10pt" style:font-weight-asian="bold" style:font-size-complex="10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4f1924" officeooo:paragraph-rsid="024f1924" style:font-size-asian="10pt" style:font-weight-asian="bold" style:font-size-complex="10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5026c8" officeooo:paragraph-rsid="025026c8" style:font-size-asian="10pt" style:font-weight-asian="bold" style:font-size-complex="10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503bc7" officeooo:paragraph-rsid="02503bc7" style:font-size-asian="10pt" style:font-weight-asian="bold" style:font-size-complex="10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52084b" officeooo:paragraph-rsid="0252084b" style:font-size-asian="10pt" style:font-weight-asian="bold" style:font-size-complex="10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5544a5" officeooo:paragraph-rsid="025544a5" style:font-size-asian="10pt" style:font-weight-asian="bold" style:font-size-complex="10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5860da" officeooo:paragraph-rsid="025860da" style:font-size-asian="10pt" style:font-weight-asian="bold" style:font-size-complex="10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5e9ea9" officeooo:paragraph-rsid="025e9ea9" style:font-size-asian="10pt" style:font-weight-asian="bold" style:font-size-complex="10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5c967f" officeooo:paragraph-rsid="025c967f" style:font-size-asian="10pt" style:font-weight-asian="bold" style:font-size-complex="10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61875b" officeooo:paragraph-rsid="0261875b" style:font-size-asian="10pt" style:font-weight-asian="bold" style:font-size-complex="10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663712" officeooo:paragraph-rsid="02663712" style:font-size-asian="10pt" style:font-weight-asian="bold" style:font-size-complex="10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6e02f2" officeooo:paragraph-rsid="026e02f2" style:font-size-asian="10pt" style:font-weight-asian="bold" style:font-size-complex="10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0b7ca" officeooo:paragraph-rsid="0270b7ca" style:font-size-asian="10pt" style:font-weight-asian="bold" style:font-size-complex="10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13d06" officeooo:paragraph-rsid="02713d06" style:font-size-asian="10pt" style:font-weight-asian="bold" style:font-size-complex="10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326b3" officeooo:paragraph-rsid="027326b3" style:font-size-asian="10pt" style:font-weight-asian="bold" style:font-size-complex="10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4bb70" officeooo:paragraph-rsid="0274bb70" style:font-size-asian="10pt" style:font-weight-asian="bold" style:font-size-complex="10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5a8cb" officeooo:paragraph-rsid="0275a8cb" style:font-size-asian="10pt" style:font-weight-asian="bold" style:font-size-complex="10p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88d1b" officeooo:paragraph-rsid="02788d1b" style:font-size-asian="10pt" style:font-weight-asian="bold" style:font-size-complex="10pt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c1581" officeooo:paragraph-rsid="027c1581" style:font-size-asian="10pt" style:font-weight-asian="bold" style:font-size-complex="10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7d5c79" officeooo:paragraph-rsid="027d5c79" style:font-size-asian="10pt" style:font-weight-asian="bold" style:font-size-complex="10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8491c7" officeooo:paragraph-rsid="028491c7" style:font-size-asian="10pt" style:font-weight-asian="bold" style:font-size-complex="10p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2877040" officeooo:paragraph-rsid="02877040" style:font-size-asian="10pt" style:font-weight-asian="bold" style:font-size-complex="10pt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rsid="00f00da4" officeooo:paragraph-rsid="00f00da4" fo:background-color="transparent" style:font-size-asian="10pt" style:font-weight-asian="bold" style:font-size-complex="10pt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fo:font-weight="bold" officeooo:rsid="00f00da4" officeooo:paragraph-rsid="00f00da4" fo:background-color="transparent" style:font-size-asian="10pt" style:font-weight-asian="bold" style:font-size-complex="10pt"/>
    </style:style>
    <style:style style:name="P66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1466796" officeooo:paragraph-rsid="01466796" style:font-size-asian="10pt" style:font-weight-asian="bold" style:font-size-complex="10pt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n" fo:country="US" fo:font-weight="bold" officeooo:rsid="0239e983" officeooo:paragraph-rsid="0239e983" fo:background-color="transparent" style:font-size-asian="10pt" style:font-weight-asian="bold" style:font-size-complex="10pt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n" fo:country="US" fo:font-weight="bold" officeooo:rsid="0239e983" officeooo:paragraph-rsid="023c62f7" fo:background-color="transparent" style:font-size-asian="10pt" style:font-weight-asian="bold" style:font-size-complex="10pt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n" fo:country="US" fo:font-weight="bold" officeooo:rsid="023b8ce0" officeooo:paragraph-rsid="023b8ce0" fo:background-color="transparent" style:font-size-asian="10pt" style:font-weight-asian="bold" style:font-size-complex="10pt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n" fo:country="US" fo:font-weight="bold" officeooo:rsid="0182bed5" officeooo:paragraph-rsid="0182bed5" fo:background-color="transparent" style:font-size-asian="10pt" style:font-weight-asian="bold" style:font-size-complex="10pt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n" fo:country="US" fo:font-weight="bold" officeooo:rsid="023f5b59" officeooo:paragraph-rsid="023f5b59" style:font-size-asian="10pt" style:font-weight-asian="bold" style:font-size-complex="10pt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style:text-underline-style="none" fo:font-weight="bold" officeooo:rsid="0269ea07" officeooo:paragraph-rsid="0269ea07" style:font-size-asian="10pt" style:font-weight-asian="bold" style:font-size-complex="10pt"/>
    </style:style>
    <style:style style:name="P74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27a4109" style:font-size-asian="8pt" style:font-weight-asian="bold" style:font-name-complex="Arial2" style:font-weight-complex="bold"/>
    </style:style>
    <style:style style:name="P75" style:family="paragraph" style:parent-style-name="Standard">
      <style:text-properties officeooo:paragraph-rsid="027a4109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3ab552" officeooo:paragraph-rsid="023f62e5" fo:background-color="transparent" style:font-size-asian="10pt" style:font-weight-asian="bold" style:font-size-complex="10pt" style:font-weight-complex="bold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3ab552" officeooo:paragraph-rsid="0285933c" fo:background-color="transparent" style:font-size-asian="10pt" style:font-weight-asian="bold" style:font-size-complex="10pt" style:font-weight-complex="bold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4027bc" officeooo:paragraph-rsid="024027bc" fo:background-color="transparent" style:font-size-asian="10pt" style:font-weight-asian="bold" style:font-size-complex="10pt" style:font-weight-complex="bold"/>
    </style:style>
    <style:style style:name="P79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4027bc" officeooo:paragraph-rsid="02473680" fo:background-color="transparent" style:font-size-asian="10pt" style:font-weight-asian="bold" style:font-size-complex="10pt" style:font-weight-complex="bold"/>
    </style:style>
    <style:style style:name="P80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4027bc" officeooo:paragraph-rsid="026c7057" fo:background-color="transparent" style:font-size-asian="10pt" style:font-weight-asian="bold" style:font-size-complex="10pt" style:font-weight-complex="bold"/>
    </style:style>
    <style:style style:name="P81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4027bc" officeooo:paragraph-rsid="02738006" fo:background-color="transparent" style:font-size-asian="10pt" style:font-weight-asian="bold" style:font-size-complex="10pt" style:font-weight-complex="bold"/>
    </style:style>
    <style:style style:name="P82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4027bc" officeooo:paragraph-rsid="027fc7a8" fo:background-color="transparent" style:font-size-asian="10pt" style:font-weight-asian="bold" style:font-size-complex="10pt" style:font-weight-complex="bold"/>
    </style:style>
    <style:style style:name="P83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24027bc" officeooo:paragraph-rsid="028d0d39" fo:background-color="transparent" style:font-size-asian="10pt" style:font-weight-asian="bold" style:font-size-complex="10pt" style:font-weight-complex="bold"/>
    </style:style>
    <style:style style:name="P84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1a9dd6c" officeooo:paragraph-rsid="01dc8233" fo:background-color="transparent" style:font-size-asian="10pt" style:font-weight-asian="bold" style:font-size-complex="10pt" style:font-weight-complex="bold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officeooo:rsid="01851a3a" officeooo:paragraph-rsid="01851a3a" fo:background-color="transparent" style:font-size-asian="10pt" style:font-weight-asian="bold" style:font-size-complex="10pt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10pt" fo:font-weight="norm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n" fo:country="US" fo:font-weight="bold" officeooo:rsid="0239e983" officeooo:paragraph-rsid="0239e983" fo:background-color="transparent" style:font-size-asian="10pt" style:font-weight-asian="bold" style:font-size-complex="10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n" fo:country="US" fo:font-weight="bold" officeooo:rsid="01f64821" officeooo:paragraph-rsid="01f64821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language="en" fo:country="US" fo:font-weight="bold" officeooo:rsid="023bc6a9" officeooo:paragraph-rsid="023bc6a9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language="en" fo:country="US" fo:font-weight="bold" officeooo:rsid="023f62e5" officeooo:paragraph-rsid="023f62e5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language="en" fo:country="US" fo:font-weight="bold" officeooo:rsid="018369dd" officeooo:paragraph-rsid="018369dd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language="en" fo:country="US" fo:font-weight="bold" officeooo:rsid="023f62e5" officeooo:paragraph-rsid="023f62e5" style:font-size-asian="10pt" style:font-weight-asian="bold" style:font-size-complex="10pt" style:font-weight-complex="bold"/>
    </style:style>
    <style:style style:name="P9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4027bc" officeooo:paragraph-rsid="024027bc" style:font-size-asian="10pt" style:font-weight-asian="bold" style:font-size-complex="10pt" style:font-weight-complex="bold"/>
    </style:style>
    <style:style style:name="P9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083541" officeooo:paragraph-rsid="02083541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41850d" officeooo:paragraph-rsid="0241850d" style:font-size-asian="10pt" style:font-weight-asian="bold" style:font-size-complex="10pt" style:font-weight-complex="bold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1dc93ee" officeooo:paragraph-rsid="01dc93ee" style:font-size-asian="10pt" style:font-weight-asian="bold" style:font-size-complex="10pt" style:font-weight-complex="bold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49be34" officeooo:paragraph-rsid="0249be34" style:font-size-asian="10pt" style:font-weight-asian="bold" style:font-size-complex="10pt" style:font-weight-complex="bold"/>
    </style:style>
    <style:style style:name="P9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169d205" officeooo:paragraph-rsid="0169d205" style:font-size-asian="10pt" style:font-weight-asian="bold" style:font-size-complex="10pt" style:font-weight-complex="bold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4d6fba" officeooo:paragraph-rsid="024d6fba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5c7500" officeooo:paragraph-rsid="025c7500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53556b" officeooo:paragraph-rsid="0253556b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5c967f" officeooo:paragraph-rsid="025c967f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682192" officeooo:paragraph-rsid="0268219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6e6cf4" officeooo:paragraph-rsid="026e6cf4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738006" officeooo:paragraph-rsid="0273800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75a8cb" officeooo:paragraph-rsid="0275a8cb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78d79a" officeooo:paragraph-rsid="0278d79a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7f24d7" officeooo:paragraph-rsid="027f24d7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89783e" officeooo:paragraph-rsid="0169d205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0pt" fo:font-weight="bold" officeooo:rsid="028b4082" officeooo:paragraph-rsid="028b4082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fo:font-size="8pt" fo:font-weight="bold" officeooo:rsid="02906fc1" officeooo:paragraph-rsid="02906fc1" style:font-size-asian="8pt" style:font-weight-asian="bold" style:font-name-complex="Arial2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language="en" fo:country="US" officeooo:rsid="0144b83f"/>
    </style:style>
    <style:style style:name="T6" style:family="text">
      <style:text-properties fo:language="en" fo:country="US" officeooo:rsid="022055ed"/>
    </style:style>
    <style:style style:name="T7" style:family="text">
      <style:text-properties fo:language="en" fo:country="US" officeooo:rsid="0236f25c"/>
    </style:style>
    <style:style style:name="T8" style:family="text">
      <style:text-properties officeooo:rsid="022055ed"/>
    </style:style>
    <style:style style:name="T9" style:family="text">
      <style:text-properties officeooo:rsid="024027bc"/>
    </style:style>
    <style:style style:name="T10" style:family="text">
      <style:text-properties officeooo:rsid="0241850d"/>
    </style:style>
    <style:style style:name="T11" style:family="text">
      <style:text-properties officeooo:rsid="024933aa"/>
    </style:style>
    <style:style style:name="T12" style:family="text">
      <style:text-properties officeooo:rsid="0259a299"/>
    </style:style>
    <style:style style:name="T13" style:family="text">
      <style:text-properties officeooo:rsid="0265ed47"/>
    </style:style>
    <style:style style:name="T14" style:family="text">
      <style:text-properties officeooo:rsid="027714bb"/>
    </style:style>
    <style:style style:name="T15" style:family="text">
      <style:text-properties officeooo:rsid="02788d1b"/>
    </style:style>
    <style:style style:name="T16" style:family="text">
      <style:text-properties officeooo:rsid="027f24d7"/>
    </style:style>
    <style:style style:name="T17" style:family="text">
      <style:text-properties officeooo:rsid="02890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mana <text:s text:c="2"/><text:span text:style-name="T8">16</text:span><text:span text:style-name="T5">/0</text:span><text:span text:style-name="T7">8</text:span><text:span text:style-name="T5">/2022 - </text:span><text:span text:style-name="T6">31</text:span><text:span text:style-name="T5">/0</text:span><text:span text:style-name="T7">8</text:span><text:span text:style-name="T5">/2022</text:span></text:p>
      <text:p text:style-name="P12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>Nombre del empleado:</text:p>
          </table:table-cell>
          <table:table-cell table:style-name="Tabla2.B1" office:value-type="string">
            <text:p text:style-name="P7">Carlos Alemán</text:p>
          </table:table-cell>
          <table:table-cell table:style-name="Tabla2.A1" office:value-type="string">
            <text:p text:style-name="P5">Título:</text:p>
          </table:table-cell>
          <table:table-cell table:style-name="Tabla2.B1" office:value-type="string">
            <text:p text:style-name="P8">Analista y desarrollador </text:p>
          </table:table-cell>
        </table:table-row>
        <table:table-row table:style-name="Tabla2.1">
          <table:table-cell table:style-name="Tabla2.A1" office:value-type="string">
            <text:p text:style-name="P6">Sitio web</text:p>
          </table:table-cell>
          <table:table-cell table:style-name="Tabla2.B2" office:value-type="string">
            <text:p text:style-name="P9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5"/>
          </table:table-cell>
          <table:table-cell table:style-name="Tabla2.B2" office:value-type="string">
            <text:p text:style-name="P10"/>
          </table:table-cell>
        </table:table-row>
        <table:table-row table:style-name="Tabla2.1">
          <table:table-cell table:style-name="Tabla2.A1" office:value-type="string">
            <text:p text:style-name="P5">Número de empleado:</text:p>
          </table:table-cell>
          <table:table-cell table:style-name="Tabla2.B1" office:value-type="string">
            <text:p text:style-name="P9">caleman9791@gmail.com</text:p>
          </table:table-cell>
          <table:table-cell table:style-name="Tabla2.A1" office:value-type="string">
            <text:p text:style-name="P5">Estado:</text:p>
          </table:table-cell>
          <table:table-cell table:style-name="Tabla2.B1" office:value-type="string">
            <text:p text:style-name="P10">Puerto Rico</text:p>
          </table:table-cell>
        </table:table-row>
        <table:table-row table:style-name="Tabla2.1">
          <table:table-cell table:style-name="Tabla2.A1" office:value-type="string">
            <text:p text:style-name="P5">Departamento:</text:p>
          </table:table-cell>
          <table:table-cell table:style-name="Tabla2.B2" office:value-type="string">
            <text:p text:style-name="P7">Programación <text:span text:style-name="T4">web</text:span></text:p>
          </table:table-cell>
          <table:table-cell table:style-name="Tabla2.A1" office:value-type="string">
            <text:p text:style-name="P5">Supervisor:</text:p>
          </table:table-cell>
          <table:table-cell table:style-name="Tabla2.B2" office:value-type="string">
            <text:p text:style-name="P7">Carlos Jimenes</text:p>
          </table:table-cell>
        </table:table-row>
      </table:table>
      <text:p text:style-name="P21"/>
      <text:p text:style-name="P22"/>
      <text:p text:style-name="P20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25"># id</text:p>
          </table:table-cell>
          <table:table-cell table:style-name="Tabla3.A1" office:value-type="string">
            <text:p text:style-name="P25">Fecha</text:p>
          </table:table-cell>
          <table:table-cell table:style-name="Tabla3.A1" office:value-type="string">
            <text:p text:style-name="P25">Hora de inicio</text:p>
          </table:table-cell>
          <table:table-cell table:style-name="Tabla3.A1" office:value-type="string">
            <text:p text:style-name="P25">Hora de finalización</text:p>
          </table:table-cell>
          <table:table-cell table:style-name="Tabla3.A1" office:value-type="string">
            <text:p text:style-name="P25">Horas totales</text:p>
          </table:table-cell>
          <table:table-cell table:style-name="Tabla3.A1" office:value-type="string">
            <text:p text:style-name="P25"/>
          </table:table-cell>
          <table:table-cell table:style-name="Tabla3.G1" office:value-type="string">
            <text:p text:style-name="P66">Resumen de actividades </text:p>
          </table:table-cell>
        </table:table-row>
        <table:table-row table:style-name="Tabla3.2"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  <table:table-cell table:style-name="Tabla3.C2" office:value-type="string">
            <text:p text:style-name="P26"/>
          </table:table-cell>
          <table:table-cell table:style-name="Tabla3.D2" office:value-type="string">
            <text:p text:style-name="P26"/>
          </table:table-cell>
          <table:table-cell table:style-name="Tabla3.E2" office:value-type="string">
            <text:p text:style-name="P67"/>
          </table:table-cell>
          <table:table-cell table:style-name="Tabla3.F2" office:value-type="string">
            <text:p text:style-name="P67"/>
          </table:table-cell>
          <table:table-cell table:style-name="Tabla3.G2" office:value-type="string">
            <text:p text:style-name="P86"/>
          </table:table-cell>
        </table:table-row>
        <table:table-row table:style-name="Tabla3.1">
          <table:table-cell table:style-name="Tabla3.A3" office:value-type="string">
            <text:p text:style-name="P64"/>
          </table:table-cell>
          <table:table-cell table:style-name="Tabla3.A3" office:value-type="string">
            <text:p text:style-name="P68">22/08/2022</text:p>
          </table:table-cell>
          <table:table-cell table:style-name="Tabla3.A3" office:value-type="string">
            <text:p text:style-name="P68">08:30</text:p>
          </table:table-cell>
          <table:table-cell table:style-name="Tabla3.A3" office:value-type="string">
            <text:p text:style-name="P68">09:30</text:p>
          </table:table-cell>
          <table:table-cell table:style-name="Tabla3.A3" office:value-type="string">
            <text:p text:style-name="P87">1</text:p>
          </table:table-cell>
          <table:table-cell table:style-name="Tabla3.A3" office:value-type="string">
            <text:p text:style-name="P88"/>
          </table:table-cell>
          <table:table-cell table:style-name="Tabla3.G3" office:value-type="string">
            <text:p text:style-name="P23">Funcionalidad registro de horas. “Rosalee”</text:p>
          </table:table-cell>
        </table:table-row>
        <table:table-row table:style-name="Tabla3.1">
          <table:table-cell table:style-name="Tabla3.A3" office:value-type="string">
            <text:p text:style-name="P65"/>
          </table:table-cell>
          <table:table-cell table:style-name="Tabla3.A3" office:value-type="string">
            <text:p text:style-name="P69"/>
          </table:table-cell>
          <table:table-cell table:style-name="Tabla3.A3" office:value-type="string">
            <text:p text:style-name="P70">11:00</text:p>
          </table:table-cell>
          <table:table-cell table:style-name="Tabla3.A3" office:value-type="string">
            <text:p text:style-name="P70">14:00</text:p>
          </table:table-cell>
          <table:table-cell table:style-name="Tabla3.A3" office:value-type="string">
            <text:p text:style-name="P89">3</text:p>
          </table:table-cell>
          <table:table-cell table:style-name="Tabla3.A3" office:value-type="string">
            <text:p text:style-name="P90">4</text:p>
          </table:table-cell>
          <table:table-cell table:style-name="Tabla3.G3" office:value-type="string">
            <text:p text:style-name="P24">Funcionalidad registro de horas. “Rosalee”</text:p>
          </table:table-cell>
        </table:table-row>
        <table:table-row table:style-name="Tabla3.1">
          <table:table-cell table:style-name="Tabla3.A5" office:value-type="string">
            <text:p text:style-name="P65"/>
          </table:table-cell>
          <table:table-cell table:style-name="Tabla3.A5" office:value-type="string">
            <text:p text:style-name="P71"/>
          </table:table-cell>
          <table:table-cell table:style-name="Tabla3.A5" office:value-type="string">
            <text:p text:style-name="P71"/>
          </table:table-cell>
          <table:table-cell table:style-name="Tabla3.A5" office:value-type="string">
            <text:p text:style-name="P71"/>
          </table:table-cell>
          <table:table-cell table:style-name="Tabla3.A5" office:value-type="string">
            <text:p text:style-name="P91"/>
          </table:table-cell>
          <table:table-cell table:style-name="Tabla3.A5" office:value-type="string">
            <text:p text:style-name="P91"/>
          </table:table-cell>
          <table:table-cell table:style-name="Tabla3.G5" office:value-type="string">
            <text:p text:style-name="P85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8">23/08/2022</text:p>
          </table:table-cell>
          <table:table-cell table:style-name="Tabla3.A3" office:value-type="string">
            <text:p text:style-name="P72">8:00</text:p>
          </table:table-cell>
          <table:table-cell table:style-name="Tabla3.A3" office:value-type="string">
            <text:p text:style-name="P72">10:00</text:p>
          </table:table-cell>
          <table:table-cell table:style-name="Tabla3.A3" office:value-type="string">
            <text:p text:style-name="P92">2</text:p>
          </table:table-cell>
          <table:table-cell table:style-name="Tabla3.A3" office:value-type="string">
            <text:p text:style-name="P92">6</text:p>
          </table:table-cell>
          <table:table-cell table:style-name="Tabla3.G3" office:value-type="string">
            <text:p text:style-name="P76">Funcionalidad registro de horas. “Rosalee”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1">22:30</text:p>
          </table:table-cell>
          <table:table-cell table:style-name="Tabla3.A3" office:value-type="string">
            <text:p text:style-name="P32">00:00</text:p>
          </table:table-cell>
          <table:table-cell table:style-name="Tabla3.A3" office:value-type="string">
            <text:p text:style-name="P93"><text:span text:style-name="T10">1</text:span>.5</text:p>
          </table:table-cell>
          <table:table-cell table:style-name="Tabla3.A3" office:value-type="string">
            <text:p text:style-name="P93"><text:span text:style-name="T10">7</text:span>.5</text:p>
          </table:table-cell>
          <table:table-cell table:style-name="Tabla3.G3" office:value-type="string">
            <text:p text:style-name="P78">Botón <text:s/>para le blog de Yees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2">00:00</text:p>
          </table:table-cell>
          <table:table-cell table:style-name="Tabla3.A3" office:value-type="string">
            <text:p text:style-name="P32">00:30</text:p>
          </table:table-cell>
          <table:table-cell table:style-name="Tabla3.A3" office:value-type="string">
            <text:p text:style-name="P94">.<text:span text:style-name="T9">5</text:span></text:p>
          </table:table-cell>
          <table:table-cell table:style-name="Tabla3.A3" office:value-type="string">
            <text:p text:style-name="P95">8</text:p>
          </table:table-cell>
          <table:table-cell table:style-name="Tabla3.G3" office:value-type="string">
            <text:p text:style-name="P78">Botón <text:s/>para le blog de Yees</text:p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34"/>
          </table:table-cell>
          <table:table-cell table:style-name="Tabla3.A5" office:value-type="string">
            <text:p text:style-name="P35"/>
          </table:table-cell>
          <table:table-cell table:style-name="Tabla3.A5" office:value-type="string">
            <text:p text:style-name="P36"/>
          </table:table-cell>
          <table:table-cell table:style-name="Tabla3.A5" office:value-type="string">
            <text:p text:style-name="P96"/>
          </table:table-cell>
          <table:table-cell table:style-name="Tabla3.A5" office:value-type="string">
            <text:p text:style-name="P96"/>
          </table:table-cell>
          <table:table-cell table:style-name="Tabla3.G5" office:value-type="string">
            <text:p text:style-name="P84"/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37">24/08/2022</text:p>
          </table:table-cell>
          <table:table-cell table:style-name="Tabla3.A3" office:value-type="string">
            <text:p text:style-name="P38">19:30</text:p>
          </table:table-cell>
          <table:table-cell table:style-name="Tabla3.A3" office:value-type="string">
            <text:p text:style-name="P39">21:<text:span text:style-name="T11">30</text:span></text:p>
          </table:table-cell>
          <table:table-cell table:style-name="Tabla3.A3" office:value-type="string">
            <text:p text:style-name="P97">2</text:p>
          </table:table-cell>
          <table:table-cell table:style-name="Tabla3.A3" office:value-type="string">
            <text:p text:style-name="P97">10</text:p>
          </table:table-cell>
          <table:table-cell table:style-name="Tabla3.G3" office:value-type="string">
            <text:p text:style-name="P79">Botón para el blog de Yees funcionando en WordPress local Imagen para el botón están remotas desde GitHub. Necesita que el video del ecualizador también este en línea.</text:p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1">25/08/2022</text:p>
          </table:table-cell>
          <table:table-cell table:style-name="Tabla3.A3" office:value-type="string">
            <text:p text:style-name="P41">09:00</text:p>
          </table:table-cell>
          <table:table-cell table:style-name="Tabla3.A3" office:value-type="string">
            <text:p text:style-name="P42">10:30</text:p>
          </table:table-cell>
          <table:table-cell table:style-name="Tabla3.A3" office:value-type="string">
            <text:p text:style-name="P100">1.5</text:p>
          </table:table-cell>
          <table:table-cell table:style-name="Tabla3.A3" office:value-type="string">
            <text:p text:style-name="P101">11.5</text:p>
          </table:table-cell>
          <table:table-cell table:style-name="Tabla3.G3" office:value-type="string">
            <text:p text:style-name="P83">Botón para el blog de Yees funcionando en WordPress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43">12:00</text:p>
          </table:table-cell>
          <table:table-cell table:style-name="Tabla3.A3" office:value-type="string">
            <text:p text:style-name="P44">13:30</text:p>
          </table:table-cell>
          <table:table-cell table:style-name="Tabla3.A3" office:value-type="string">
            <text:p text:style-name="P102">1.5</text:p>
          </table:table-cell>
          <table:table-cell table:style-name="Tabla3.A3" office:value-type="string">
            <text:p text:style-name="P101">13</text:p>
          </table:table-cell>
          <table:table-cell table:style-name="Tabla3.G3" office:value-type="string">
            <text:p text:style-name="P83">Botón para el blog de Yees funcionando en WordPress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45">14:00</text:p>
          </table:table-cell>
          <table:table-cell table:style-name="Tabla3.A3" office:value-type="string">
            <text:p text:style-name="P46">15:00</text:p>
          </table:table-cell>
          <table:table-cell table:style-name="Tabla3.A3" office:value-type="string">
            <text:p text:style-name="P102">1</text:p>
          </table:table-cell>
          <table:table-cell table:style-name="Tabla3.A3" office:value-type="string">
            <text:p text:style-name="P101">14</text:p>
          </table:table-cell>
          <table:table-cell table:style-name="Tabla3.G3" office:value-type="string">
            <text:p text:style-name="P83">Botón para el blog de Yees funcionando en WordPress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47">18:00</text:p>
          </table:table-cell>
          <table:table-cell table:style-name="Tabla3.A3" office:value-type="string">
            <text:p text:style-name="P48">18:30</text:p>
          </table:table-cell>
          <table:table-cell table:style-name="Tabla3.A3" office:value-type="string">
            <text:p text:style-name="P98">.<text:span text:style-name="T12">5</text:span></text:p>
          </table:table-cell>
          <table:table-cell table:style-name="Tabla3.A3" office:value-type="string">
            <text:p text:style-name="P101">14.5</text:p>
          </table:table-cell>
          <table:table-cell table:style-name="Tabla3.G3" office:value-type="string">
            <text:p text:style-name="P83">Botón para el blog de Yees funcionando en WordPress</text:p>
          </table:table-cell>
        </table:table-row>
        <text:soft-page-break/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9">26/08/2022</text:p>
          </table:table-cell>
          <table:table-cell table:style-name="Tabla3.A3" office:value-type="string">
            <text:p text:style-name="P50">10:00</text:p>
          </table:table-cell>
          <table:table-cell table:style-name="Tabla3.A3" office:value-type="string">
            <text:p text:style-name="P50">13:00</text:p>
          </table:table-cell>
          <table:table-cell table:style-name="Tabla3.A3" office:value-type="string">
            <text:p text:style-name="P103">3</text:p>
          </table:table-cell>
          <table:table-cell table:style-name="Tabla3.A3" office:value-type="string">
            <text:p text:style-name="P103">17</text:p>
          </table:table-cell>
          <table:table-cell table:style-name="Tabla3.G3" office:value-type="string">
            <text:p text:style-name="P77">Funcionalidad registro de horas. “Rosalee”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51">15:00</text:p>
          </table:table-cell>
          <table:table-cell table:style-name="Tabla3.A3" office:value-type="string">
            <text:p text:style-name="P52">16:30</text:p>
          </table:table-cell>
          <table:table-cell table:style-name="Tabla3.A3" office:value-type="string">
            <text:p text:style-name="P104">1.5</text:p>
          </table:table-cell>
          <table:table-cell table:style-name="Tabla3.A3" office:value-type="string">
            <text:p text:style-name="P104">18.5</text:p>
          </table:table-cell>
          <table:table-cell table:style-name="Tabla3.G3" office:value-type="string">
            <text:p text:style-name="P79">Botón para el blog <text:span text:style-name="T13">entrada por entrada. </text:span>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73">19:00</text:p>
          </table:table-cell>
          <table:table-cell table:style-name="Tabla3.A3" office:value-type="string">
            <text:p text:style-name="P53">21:00</text:p>
          </table:table-cell>
          <table:table-cell table:style-name="Tabla3.A3" office:value-type="string">
            <text:p text:style-name="P105">2</text:p>
          </table:table-cell>
          <table:table-cell table:style-name="Tabla3.A3" office:value-type="string">
            <text:p text:style-name="P105">20.5</text:p>
          </table:table-cell>
          <table:table-cell table:style-name="Tabla3.G3" office:value-type="string">
            <text:p text:style-name="P80">Botón para el blog <text:span text:style-name="T13">entrada por entrada. </text:span></text:p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54">27/08/2022</text:p>
          </table:table-cell>
          <table:table-cell table:style-name="Tabla3.A3" office:value-type="string">
            <text:p text:style-name="P55">00:30</text:p>
          </table:table-cell>
          <table:table-cell table:style-name="Tabla3.A3" office:value-type="string">
            <text:p text:style-name="P56">01:30</text:p>
          </table:table-cell>
          <table:table-cell table:style-name="Tabla3.A3" office:value-type="string">
            <text:p text:style-name="P106">1</text:p>
          </table:table-cell>
          <table:table-cell table:style-name="Tabla3.A3" office:value-type="string">
            <text:p text:style-name="P106">21.5</text:p>
          </table:table-cell>
          <table:table-cell table:style-name="Tabla3.G3" office:value-type="string">
            <text:p text:style-name="P81">Botón para el blog <text:span text:style-name="T13">entrada por entrada. </text:span>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57">12:00</text:p>
          </table:table-cell>
          <table:table-cell table:style-name="Tabla3.A3" office:value-type="string">
            <text:p text:style-name="P58">13:00</text:p>
          </table:table-cell>
          <table:table-cell table:style-name="Tabla3.A3" office:value-type="string">
            <text:p text:style-name="P107">1</text:p>
          </table:table-cell>
          <table:table-cell table:style-name="Tabla3.A3" office:value-type="string">
            <text:p text:style-name="P108">22.5</text:p>
          </table:table-cell>
          <table:table-cell table:style-name="Tabla3.G3" office:value-type="string">
            <text:p text:style-name="P82">Botón para el blog <text:span text:style-name="T13">entrada por entrada. </text:span>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58">1<text:span text:style-name="T14">4</text:span>:30</text:p>
          </table:table-cell>
          <table:table-cell table:style-name="Tabla3.A3" office:value-type="string">
            <text:p text:style-name="P59">15:00</text:p>
          </table:table-cell>
          <table:table-cell table:style-name="Tabla3.A3" office:value-type="string">
            <text:p text:style-name="P98">.<text:span text:style-name="T15">5</text:span></text:p>
          </table:table-cell>
          <table:table-cell table:style-name="Tabla3.A3" office:value-type="string">
            <text:p text:style-name="P108">23</text:p>
          </table:table-cell>
          <table:table-cell table:style-name="Tabla3.G3" office:value-type="string">
            <text:p text:style-name="P82">Botón para el blog <text:span text:style-name="T13">entrada por entrada. </text:span>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60">19:00</text:p>
          </table:table-cell>
          <table:table-cell table:style-name="Tabla3.A3" office:value-type="string">
            <text:p text:style-name="P61">19:30</text:p>
          </table:table-cell>
          <table:table-cell table:style-name="Tabla3.A3" office:value-type="string">
            <text:p text:style-name="P98">.<text:span text:style-name="T16">5</text:span></text:p>
          </table:table-cell>
          <table:table-cell table:style-name="Tabla3.A3" office:value-type="string">
            <text:p text:style-name="P109">23.5</text:p>
          </table:table-cell>
          <table:table-cell table:style-name="Tabla3.G3" office:value-type="string">
            <text:p text:style-name="P82">Botón para el blog <text:span text:style-name="T13">entrada por entrada. </text:span></text:p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62">28/08/2022</text:p>
          </table:table-cell>
          <table:table-cell table:style-name="Tabla3.A3" office:value-type="string">
            <text:p text:style-name="P62">01:00</text:p>
          </table:table-cell>
          <table:table-cell table:style-name="Tabla3.A3" office:value-type="string">
            <text:p text:style-name="P63">0<text:span text:style-name="T17">3</text:span>:00</text:p>
          </table:table-cell>
          <table:table-cell table:style-name="Tabla3.A3" office:value-type="string">
            <text:p text:style-name="P110">2</text:p>
          </table:table-cell>
          <table:table-cell table:style-name="Tabla3.A3" office:value-type="string">
            <text:p text:style-name="P111">25.5</text:p>
          </table:table-cell>
          <table:table-cell table:style-name="Tabla3.G3" office:value-type="string">
            <text:p text:style-name="P77">Funcionalidad registro de horas. “Rosalee”</text:p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  <table:table-row table:style-name="Tabla3.1"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40"/>
          </table:table-cell>
          <table:table-cell table:style-name="Tabla3.A5" office:value-type="string">
            <text:p text:style-name="P98"/>
          </table:table-cell>
          <table:table-cell table:style-name="Tabla3.A5" office:value-type="string">
            <text:p text:style-name="P98"/>
          </table:table-cell>
          <table:table-cell table:style-name="Tabla3.G5" office:value-type="string">
            <text:p text:style-name="P99"/>
          </table:table-cell>
        </table:table-row>
      </table:table>
      <text:p text:style-name="P13"/>
      <text:p text:style-name="P19">Nota: Para más detalles sobre los posesos, solicite una revisión de commit en GitHub</text:p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4">Total de horas : <text:s/></text:p>
          </table:table-cell>
          <table:table-cell table:style-name="Tabla1.B1" office:value-type="string">
            <text:p text:style-name="P112">25.5</text:p>
          </table:table-cell>
        </table:table-row>
        <table:table-row table:style-name="Tabla1.1">
          <table:table-cell table:style-name="Tabla1.A1" office:value-type="string">
            <text:p text:style-name="P74">Monto : </text:p>
          </table:table-cell>
          <table:table-cell table:style-name="Tabla1.B1" office:value-type="string">
            <text:p text:style-name="P112">300.00</text:p>
          </table:table-cell>
        </table:table-row>
      </table:table>
      <text:p text:style-name="P75"/>
      <text:p text:style-name="P14"/>
      <text:p text:style-name="P13"/>
      <text:p text:style-name="P15"/>
      <text:p text:style-name="P16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6069in" style:rel-column-width="7212*"/>
    </style:style>
    <style:style style:name="Tabla5.B" style:family="table-column">
      <style:table-column-properties style:column-width="6.6056in" style:rel-column-width="7211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9-01T21:07:28.786000000</dc:date>
    <meta:editing-duration>P5DT1H28M34S</meta:editing-duration>
    <meta:editing-cycles>550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124" meta:word-count="290" meta:character-count="1691" meta:non-whitespace-character-count="1508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